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689cm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reating Virtual Enviornment</text:p>
          </draw:text-box>
        </draw:frame>
        <draw:frame draw:style-name="gr1" draw:text-style-name="P1" draw:layer="layout" svg:width="10.776cm" svg:height="3.806cm" svg:x="5.842cm" svg:y="4.826cm">
          <draw:text-box>
            <text:p>$ conda create -n mcsim python=3.9</text:p>
            <text:p>$ conda activate mcsim</text:p>
            <text:p>$ mkdir arfitec</text:p>
            <text:p>$ cd arfitec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ar KDSource</text:p>
          </draw:text-box>
        </draw:frame>
        <draw:frame draw:style-name="gr3" draw:text-style-name="P3" draw:layer="layout" svg:width="25.4cm" svg:height="10.205cm" svg:x="1.524cm" svg:y="3.359cm">
          <draw:text-box>
            <text:p/>
            <text:p><text:span text:style-name="T1">$ sudo apt install libxml2</text:span></text:p>
            <text:p><text:span text:style-name="T1">$ git clone --recurse-submodules </text:span><text:span text:style-name="T1"><text:a xlink:href="https://github.com/KDSource/KDSource" xlink:type="simple">https://github.com/KDSource/KDSource</text:a></text:span></text:p>
            <text:p><text:span text:style-name="T1">$ cd KDSource/</text:span></text:p>
            <text:p><text:span text:style-name="T1">$ mkdir build &amp;&amp; cd build</text:span></text:p>
            <text:p><text:span text:style-name="T1">$ cmake .. -DCMAKE_INSTALL_PREFIX=~/Documents/Docencia/arfitec/KDSource</text:span></text:p>
            <text:p><text:span text:style-name="T1">$ make install</text:span></text:p>
            <text:p><text:span text:style-name="T1">$ cd ../python</text:span></text:p>
            <text:p><text:span text:style-name="T1">$ conda install matplotlib (me fue necesario)</text:span></text:p>
            <text:p><text:span text:style-name="T1">$ pip install 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OpenMC</text:p>
          </draw:text-box>
        </draw:frame>
        <draw:frame draw:style-name="gr4" draw:text-style-name="P3" draw:layer="layout" svg:width="12.542cm" svg:height="1.674cm" svg:x="7.84cm" svg:y="7.982cm">
          <draw:text-box>
            <text:p><text:span text:style-name="T1">$ conda config --add channels conda-forge</text:span></text:p>
            <text:p><text:span text:style-name="T1">$ conda install openm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8:09:48.454248635</meta:creation-date>
    <dc:date>2022-03-16T18:25:43.481804204</dc:date>
    <meta:editing-duration>PT1M56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